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418cc"/>
    </style:style>
    <style:style style:name="P2" style:family="paragraph" style:parent-style-name="Standard">
      <style:text-properties style:font-name="FreeSans" fo:font-size="9pt" officeooo:paragraph-rsid="000418cc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FreeSans" fo:font-size="9pt" officeooo:paragraph-rsid="00049c67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officeooo:paragraph-rsid="000418c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officeooo:paragraph-rsid="00049c67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officeooo:paragraph-rsid="00059f5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paragraph-rsid="00059f5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9pt" officeooo:paragraph-rsid="00059f5f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officeooo:paragraph-rsid="000418cc"/>
    </style:style>
    <style:style style:name="P10" style:family="paragraph" style:parent-style-name="Standard">
      <style:paragraph-properties fo:margin-left="-0.3126in" fo:margin-right="0in" fo:text-align="center" style:justify-single-word="false" fo:text-indent="0in" style:auto-text-indent="false"/>
      <style:text-properties style:font-name="Liberation Serif" fo:font-size="12pt" officeooo:paragraph-rsid="00049c67" style:font-size-asian="12pt" style:font-size-complex="12pt"/>
    </style:style>
    <style:style style:name="P11" style:family="paragraph" style:parent-style-name="Standard">
      <style:text-properties style:text-underline-style="solid" style:text-underline-width="auto" style:text-underline-color="font-color" officeooo:rsid="000418cc" officeooo:paragraph-rsid="000418cc"/>
    </style:style>
    <style:style style:name="P12" style:family="paragraph" style:parent-style-name="Standard">
      <style:text-properties officeooo:rsid="000418cc" officeooo:paragraph-rsid="000418cc"/>
    </style:style>
    <style:style style:name="P13" style:family="paragraph" style:parent-style-name="Standard">
      <style:text-properties style:font-name="FreeSans" fo:font-size="9pt" fo:font-style="normal" officeooo:rsid="000418cc" officeooo:paragraph-rsid="000418cc" style:font-size-asian="9pt" style:font-style-asian="normal" style:font-size-complex="9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FreeSans" fo:font-size="9pt" fo:font-style="normal" officeooo:rsid="000418cc" officeooo:paragraph-rsid="000418cc" style:font-size-asian="9pt" style:font-style-asian="normal" style:font-size-complex="9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FreeSans" fo:font-size="9pt" fo:font-style="normal" officeooo:rsid="00049c67" officeooo:paragraph-rsid="00049c67" style:font-size-asian="9pt" style:font-style-asian="normal" style:font-size-complex="9pt" style:font-style-complex="normal"/>
    </style:style>
    <style:style style:name="P16" style:family="paragraph" style:parent-style-name="Standard">
      <style:paragraph-properties fo:text-align="center" style:justify-single-word="false"/>
      <style:text-properties style:font-name="FreeSans" fo:font-size="9pt" fo:font-style="normal" officeooo:rsid="00049c67" officeooo:paragraph-rsid="00049c67" style:font-size-asian="9pt" style:font-style-asian="normal" style:font-size-complex="9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FreeSans" fo:font-size="9pt" fo:font-style="normal" officeooo:rsid="00059f5f" officeooo:paragraph-rsid="00059f5f" style:font-size-asian="9pt" style:font-style-asian="normal" style:font-size-complex="9pt" style:font-style-complex="normal"/>
    </style:style>
    <style:style style:name="P18" style:family="paragraph" style:parent-style-name="Standard">
      <style:text-properties style:font-name="FreeSans" fo:font-size="9pt" officeooo:rsid="000418cc" officeooo:paragraph-rsid="000418cc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00418cc" officeooo:paragraph-rsid="000418cc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0049c67" officeooo:paragraph-rsid="00049c67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0049c67" officeooo:paragraph-rsid="00059f5f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0059f5f" officeooo:paragraph-rsid="00059f5f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059f5f" officeooo:paragraph-rsid="00059f5f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2pt" officeooo:rsid="000418cc" officeooo:paragraph-rsid="000418cc" style:font-size-asian="12pt" style:font-size-complex="12pt"/>
    </style:style>
    <style:style style:name="T1" style:family="text">
      <style:text-properties officeooo:rsid="000418cc"/>
    </style:style>
    <style:style style:name="T2" style:family="text">
      <style:text-properties fo:font-style="italic" officeooo:rsid="000418cc" style:font-style-asian="italic" style:font-style-complex="italic"/>
    </style:style>
    <style:style style:name="T3" style:family="text">
      <style:text-properties fo:font-style="normal" officeooo:rsid="000418cc" style:font-style-asian="normal" style:font-style-complex="normal"/>
    </style:style>
    <style:style style:name="T4" style:family="text">
      <style:text-properties fo:font-style="normal" officeooo:rsid="00049c67" style:font-style-asian="normal" style:font-style-complex="normal"/>
    </style:style>
    <style:style style:name="T5" style:family="text">
      <style:text-properties fo:font-style="normal" officeooo:rsid="00059f5f" style:font-style-asian="normal" style:font-style-complex="normal"/>
    </style:style>
    <style:style style:name="T6" style:family="text">
      <style:text-properties style:font-name="FreeSans" fo:font-style="normal" officeooo:rsid="00059f5f" style:font-style-asian="normal" style:font-style-complex="normal"/>
    </style:style>
    <style:style style:name="T7" style:family="text">
      <style:text-properties style:font-name="FreeSans" fo:font-size="9pt" fo:font-style="normal" officeooo:rsid="000418cc" style:font-size-asian="9pt" style:font-style-asian="normal" style:font-size-complex="9pt" style:font-style-complex="normal"/>
    </style:style>
    <style:style style:name="T8" style:family="text">
      <style:text-properties style:font-name="FreeSans" fo:font-size="9pt" fo:font-style="normal" officeooo:rsid="00049c67" style:font-size-asian="9pt" style:font-style-asian="normal" style:font-size-complex="9pt" style:font-style-complex="normal"/>
    </style:style>
    <style:style style:name="T9" style:family="text">
      <style:text-properties style:font-name="FreeSans" fo:font-size="9pt" fo:font-style="normal" officeooo:rsid="00059f5f" style:font-size-asian="9pt" style:font-style-asian="normal" style:font-size-complex="9pt" style:font-style-complex="normal"/>
    </style:style>
    <style:style style:name="T10" style:family="text">
      <style:text-properties style:font-name="FreeSans" fo:font-size="9pt" fo:font-style="normal" officeooo:rsid="00085159" style:font-size-asian="9pt" style:font-style-asian="normal" style:font-size-complex="9pt" style:font-style-complex="normal"/>
    </style:style>
    <style:style style:name="T11" style:family="text">
      <style:text-properties style:font-name="FreeSans" fo:font-size="9pt" fo:font-style="italic" officeooo:rsid="000418cc" style:font-size-asian="9pt" style:font-style-asian="italic" style:font-size-complex="9pt" style:font-style-complex="italic"/>
    </style:style>
    <style:style style:name="T12" style:family="text">
      <style:text-properties officeooo:rsid="00049c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he Means vs Variances plot was generated through the following steps:</text:p>
      <text:p text:style-name="P12"/>
      <text:p text:style-name="P2"><text:span text:style-name="T1">1. <text:s/>The </text:span><text:span text:style-name="T2">groups.txt </text:span><text:span text:style-name="T3">file was downloaded using the EMR Amazon web interface onto my local linux machine.</text:span></text:p>
      <text:p text:style-name="P13"/>
      <text:p text:style-name="P1"><text:span text:style-name="T7">2. <text:s/>The file was '</text:span><text:span text:style-name="T11">scp</text:span><text:span text:style-name="T7">'ed to </text:span><text:a xlink:type="simple" xlink:href="mailto:hadoop@ec2-54-218-219-209.us-west-2.compute.amazonaws.com"><text:span text:style-name="T7">hadoop@ec2-54-218-219-209.us-west-2.compute.amazonaws.com</text:span></text:a><text:span text:style-name="T7">:~/ganesh/</text:span></text:p>
      <text:p text:style-name="P13"/>
      <text:p text:style-name="P2"><text:span text:style-name="T3">3. A t</text:span><text:span text:style-name="T1">able with fields of datatype string was created using the hive command:</text:span></text:p>
      <text:p text:style-name="P18"/>
      <text:p text:style-name="P9"><text:span text:style-name="T1">hive&gt; create table group_</text:span><text:span text:style-name="T12">value_</text:span><text:span text:style-name="T1">string (group string, value string) row format delimited fields terminated by '\t' lines terminated by '\n' stored as textfile;</text:span></text:p>
      <text:p text:style-name="P12"/>
      <text:p text:style-name="P2"><text:span text:style-name="T3">4. Data was loaded into the table from </text:span><text:span text:style-name="T2">groups.txt</text:span><text:span text:style-name="T3">, now present in the folder ~/ganesh in the local file system:</text:span></text:p>
      <text:p text:style-name="P13"/>
      <text:p text:style-name="P4"><text:span text:style-name="T3">hive&gt; load data local inpath 'groups.txt' into </text:span><text:span text:style-name="T4">table </text:span><text:span text:style-name="T3">group_</text:span><text:span text:style-name="T4">value_</text:span><text:span text:style-name="T3">string;</text:span></text:p>
      <text:p text:style-name="P19"/>
      <text:p text:style-name="P14">5. Table for the actual data analysis:</text:p>
      <text:p text:style-name="P14"/>
      <text:p text:style-name="P4"><text:span text:style-name="T1">hive&gt;create table group_</text:span><text:span text:style-name="T12">value</text:span><text:span text:style-name="T1"> (group int, value double) row format delimited fields terminated by '\t' lines terminated by '\n';</text:span></text:p>
      <text:p text:style-name="P24"/>
      <text:p text:style-name="P14">6. 'groups' table being populated using:</text:p>
      <text:p text:style-name="P14"/>
      <text:p text:style-name="P5"><text:span text:style-name="T3">hive&gt;</text:span><text:span text:style-name="T4">insert into table group_value select cast(group as int), cast(value as double) from group_value_string;</text:span></text:p>
      <text:p text:style-name="P20"/>
      <text:p text:style-name="P3"><text:span text:style-name="T4">7</text:span><text:span text:style-name="T3">. </text:span><text:span text:style-name="T4">creating tables for the group means and group variances:</text:span></text:p>
      <text:p text:style-name="P15"/>
      <text:p text:style-name="P5"><text:span text:style-name="T3">hive&gt;</text:span><text:span text:style-name="T4">create table group_means (group int, mean double) row format delimited fields terminated by '\t' lines terminated by '\n';</text:span></text:p>
      <text:p text:style-name="P5"><text:span text:style-name="T3">hive&gt;</text:span><text:span text:style-name="T4">create table group_variances (group int, variance double) row format delimited fields terminated by '\t' lines terminated by '\n';</text:span></text:p>
      <text:p text:style-name="P20"/>
      <text:p text:style-name="P20"/>
      <text:p text:style-name="P3"><text:span text:style-name="T4">8</text:span><text:span text:style-name="T3">. </text:span><text:span text:style-name="T4">using 'group by' to compute the group means and variances :</text:span></text:p>
      <text:p text:style-name="P16"/>
      <text:p text:style-name="P10"><text:span text:style-name="T8"><text:s text:c="2"/></text:span><text:span text:style-name="T3">hive&gt;</text:span><text:span text:style-name="T4">insert into table group_means select g</text:span><text:span text:style-name="T5">v</text:span><text:span text:style-name="T4">.group, </text:span><text:span text:style-name="T5">avg</text:span><text:span text:style-name="T4">(g</text:span><text:span text:style-name="T5">v</text:span><text:span text:style-name="T4">.value) from group_</text:span><text:span text:style-name="T5">value</text:span><text:span text:style-name="T4"> g</text:span><text:span text:style-name="T5">v</text:span><text:span text:style-name="T4"> group by g</text:span><text:span text:style-name="T5">v</text:span><text:span text:style-name="T4">.group; </text:span></text:p>
      <text:p text:style-name="P6"><text:span text:style-name="T3">hive&gt;</text:span><text:span text:style-name="T4">insert into table group_variances select g</text:span><text:span text:style-name="T5">v</text:span><text:span text:style-name="T4">.group, variance(g</text:span><text:span text:style-name="T5">v</text:span><text:span text:style-name="T4">.value) from group_</text:span><text:span text:style-name="T5">value</text:span><text:span text:style-name="T4"> g</text:span><text:span text:style-name="T5">v</text:span><text:span text:style-name="T4"> group by g</text:span><text:span text:style-name="T5">v</text:span><text:span text:style-name="T4">.group;</text:span></text:p>
      <text:p text:style-name="P21"/>
      <text:p text:style-name="P7"><text:span text:style-name="T9">9</text:span><text:span text:style-name="T7">. </text:span><text:span text:style-name="T9">Writing the group mean and group variance tables into a text file on the local system with '\t' field delimiter:</text:span></text:p>
      <text:p text:style-name="P17"/>
      <text:p text:style-name="P6"><text:span text:style-name="T3">hive&gt;</text:span><text:span text:style-name="T5">insert overwrite local directory 'means' select concat_ws('\t', cast(group as string), cast(mean as string)) from group_means; </text:span></text:p>
      <text:p text:style-name="P6"><text:span text:style-name="T3">hive&gt;</text:span><text:span text:style-name="T5">insert overwrite local directory 'variances' select concat_ws('\t', cast(group as string), cast(variance as string)) from group_variances; </text:span></text:p>
      <text:p text:style-name="P22"/>
      <text:p text:style-name="P23"/>
      <text:p text:style-name="P7"><text:span text:style-name="T9">10</text:span><text:span text:style-name="T7">. </text:span><text:span text:style-name="T9">The text files with group means and variances were </text:span><text:span text:style-name="T7">'</text:span><text:span text:style-name="T11">scp</text:span><text:span text:style-name="T7">'ed </text:span><text:span text:style-name="T9">back to my local linux machine </text:span><text:span text:style-name="T10">(for the final plot) :</text:span></text:p>
      <text:p text:style-name="P17"/>
      <text:p text:style-name="P17">scp -i GaneshKeyPair.pem hadoop@ec2-54-218-219-209.us-west-2.compute.amazonaws.com:~/ganesh/means/* means.txt</text:p>
      <text:p text:style-name="P17"/>
      <text:p text:style-name="P8"><text:span text:style-name="T6">scp -i GaneshKeyPair.pem </text:span><text:a xlink:type="simple" xlink:href="mailto:hadoop@ec2-54-218-219-209.us-west-2.compute.amazonaws.com"><text:span text:style-name="T6">hadoop@ec2-54-218-219-209.us-west-2.compute.amazonaws.com</text:span></text:a><text:span text:style-name="T6">:~/ganesh/variances/* vars.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 Ganesh</meta:initial-creator>
    <meta:creation-date>2013-11-13T15:09:37</meta:creation-date>
    <meta:generator>LibreOffice/3.6$Linux_X86_64 LibreOffice_project/360m1$Build-2</meta:generator>
    <dc:date>2013-11-13T16:45:48</dc:date>
    <dc:creator>Dev Ganesh</dc:creator>
    <meta:editing-duration>PT30S</meta:editing-duration>
    <meta:editing-cycles>3</meta:editing-cycles>
    <meta:document-statistic meta:table-count="0" meta:image-count="0" meta:object-count="0" meta:page-count="1" meta:paragraph-count="23" meta:word-count="311" meta:character-count="2330" meta:non-whitespace-character-count="2035"/>
  </office:meta>
</office:document-meta>
</file>